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244cm"/>
    </style:style>
    <style:style style:name="Tabella1.B" style:family="table-column">
      <style:table-column-properties style:column-width="1.667cm"/>
    </style:style>
    <style:style style:name="Tabella1.C" style:family="table-column">
      <style:table-column-properties style:column-width="2.884cm"/>
    </style:style>
    <style:style style:name="Tabella1.D" style:family="table-column">
      <style:table-column-properties style:column-width="0.864cm"/>
    </style:style>
    <style:style style:name="Tabella1.E" style:family="table-column">
      <style:table-column-properties style:column-width="3.951cm"/>
    </style:style>
    <style:style style:name="Tabella1.F" style:family="table-column">
      <style:table-column-properties style:column-width="5.424cm"/>
    </style:style>
    <style:style style:name="Tabella1.G" style:family="table-column">
      <style:table-column-properties style:column-width="3.94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633cm"/>
    </style:style>
    <style:style style:name="Tabella1.A5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none" fo:border-top="none" fo:border-bottom="none"/>
    </style:style>
    <style:style style:name="Tabella1.B19" style:family="table-cell">
      <style:table-cell-properties style:vertical-align="middle" fo:padding="0.097cm" fo:border="none"/>
    </style:style>
    <style:style style:name="Tabella1.F19" style:family="table-cell">
      <style:table-cell-properties style:vertical-align="middle" fo:padding="0.097cm" fo:border-left="none" fo:border-right="0.05pt solid #000000" fo:border-top="none" fo:border-bottom="none"/>
    </style:style>
    <style:style style:name="Tabella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0" style:family="table-cell">
      <style:table-cell-properties style:vertical-align="middle" fo:padding="0.097cm" fo:border-left="none" fo:border-right="none" fo:border-top="none" fo:border-bottom="0.05pt solid #000000"/>
    </style:style>
    <style:style style:name="Tabella1.F20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3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style:font-name="Ubuntu Light1" fo:font-size="16.5pt" fo:font-weight="bold" style:font-size-asian="16.5pt" style:font-weight-asian="bold" style:font-size-complex="16.5pt" style:font-weight-complex="bold"/>
    </style:style>
    <style:style style:name="P7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2pt" fo:font-style="normal" style:text-underline-style="none" fo:font-weight="bold" style:font-name-asian="SimSun" style:font-size-asian="10.5pt" style:font-style-asian="normal" style:font-weight-asian="bold" style:font-name-complex="Tahoma" style:font-size-complex="12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Ubuntu Light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.026cm" fo:margin-top="0cm" fo:margin-bottom="0.3cm" style:contextual-spacing="false" fo:text-align="justify" style:justify-single-word="false" fo:text-indent="0cm" style:auto-text-indent="false" style:shadow="none">
        <style:tab-stops>
          <style:tab-stop style:position="13.653cm"/>
        </style:tab-stops>
      </style:paragraph-properties>
      <style:text-properties style:font-name="Ubuntu Light" fo:font-size="10pt" officeooo:paragraph-rsid="000a1b8d" style:font-size-asian="10pt" style:font-size-complex="10pt"/>
    </style:style>
    <style:style style:name="P19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0a1b8d" style:font-size-asian="10pt" style:font-size-complex="10pt"/>
    </style:style>
    <style:style style:name="P20" style:family="paragraph" style:parent-style-name="Standard">
      <style:paragraph-properties fo:margin-left="0cm" fo:margin-right="0.026cm" fo:margin-top="0cm" fo:margin-bottom="0.3cm" style:contextual-spacing="false" fo:text-align="justify" style:justify-single-word="false" fo:text-indent="0cm" style:auto-text-indent="false" style:shadow="none">
        <style:tab-stops>
          <style:tab-stop style:position="13.653cm"/>
        </style:tab-stops>
      </style:paragraph-properties>
      <style:text-properties style:font-name="Ubuntu Light" fo:font-size="10pt" officeooo:rsid="000a1b8d" officeooo:paragraph-rsid="000a1b8d" style:font-size-asian="10pt" style:font-size-complex="10pt"/>
    </style:style>
    <style:style style:name="P21" style:family="paragraph" style:parent-style-name="Standard">
      <style:paragraph-properties fo:margin-left="0cm" fo:margin-right="0.026cm" fo:margin-top="0cm" fo:margin-bottom="0.3cm" style:contextual-spacing="false" fo:text-align="justify" style:justify-single-word="false" fo:text-indent="0cm" style:auto-text-indent="false" style:shadow="none">
        <style:tab-stops>
          <style:tab-stop style:position="11.906cm"/>
        </style:tab-stops>
      </style:paragraph-properties>
      <style:text-properties style:font-name="Ubuntu Light" fo:font-size="10pt" officeooo:rsid="000a1b8d" officeooo:paragraph-rsid="000a1b8d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1" fo:font-size="16.5pt" style:font-size-asian="16.5pt" style:font-size-complex="16.5pt"/>
    </style:style>
    <style:style style:name="T3" style:family="text">
      <style:text-properties fo:color="#ff0000" loext:opacity="100%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loext:opacity="100%" style:font-name="Ubuntu Light1" fo:font-size="15pt" fo:font-weight="normal" officeooo:rsid="000b7343" style:font-size-asian="15pt" style:font-weight-asian="normal" style:font-size-complex="15pt" style:font-weight-complex="normal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size-asian="10pt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1b8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5cm, 1.0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2" office:value-type="string">
            <text:p text:style-name="P10">Progressivo</text:p>
          </table:table-cell>
          <table:covered-table-cell/>
          <table:table-cell table:style-name="Tabella1.A1" office:value-type="string">
            <text:p text:style-name="P10">Data</text:p>
          </table:table-cell>
          <table:table-cell table:style-name="Tabella1.A1" table:number-columns-spanned="3" office:value-type="string">
            <text:p text:style-name="P10">Prodotto</text:p>
          </table:table-cell>
          <table:covered-table-cell/>
          <table:covered-table-cell/>
          <table:table-cell table:style-name="Tabella1.G1" office:value-type="string">
            <text:p text:style-name="P10">N° lotto (assegnato)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15"><text:placeholder text:placeholder-type="text">&lt;o.ref&gt;</text:placeholder></text:p>
          </table:table-cell>
          <table:covered-table-cell/>
          <table:table-cell table:style-name="Tabella1.C2" office:value-type="string">
            <text:p text:style-name="P15"><text:placeholder text:placeholder-type="text">&lt;o.date&gt;</text:placeholder></text:p>
          </table:table-cell>
          <table:table-cell table:style-name="Tabella1.D2" table:number-columns-spanned="3" office:value-type="string">
            <text:p text:style-name="P15"><text:placeholder text:placeholder-type="text">&lt;o.lot_id.product_id.name if o.lot_id else ''&gt;</text:placeholder></text:p>
          </table:table-cell>
          <table:covered-table-cell/>
          <table:covered-table-cell/>
          <table:table-cell table:style-name="Tabella1.G2" office:value-type="string">
            <text:p text:style-name="P15"><text:placeholder text:placeholder-type="text">&lt;o.lot_id.name&gt;</text:placeholder></text:p>
          </table:table-cell>
        </table:table-row>
        <table:table-row table:style-name="Tabella1.3">
          <table:table-cell table:style-name="Tabella1.A3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1">Fornitore: <text:span text:style-name="T9"><text:placeholder text:placeholder-type="text">&lt;o.lot_id.default_supplier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7" office:value-type="string">
            <text:p text:style-name="P9">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7" office:value-type="string">
            <text:p text:style-name="P8"><text:placeholder text:placeholder-type="text">&lt;if test="o.do_visual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5" table:number-columns-spanned="7" office:value-type="string">
            <text:p text:style-name="P11">Esame visivo: <text:span text:style-name="T9"><text:placeholder text:placeholder-type="text">&lt;get_selection_item (o, 'visual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7" office:value-type="string">
            <text:p text:style-name="P14"><text:placeholder text:placeholder-type="text">&lt;o.visual if o.visual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if test="o.do_analysi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1">Analisi: <text:span text:style-name="T9"><text:placeholder text:placeholder-type="text">&lt;get_selection_item( o, 'analysis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4"><text:placeholder text:placeholder-type="text">&lt;o.analysis if o.analysis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if test="o.do_tas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1">Assaggio (Dopo cottura del prodotto in forma elementare – semplice cottura in acqua salata): <text:span text:style-name="T9"><text:placeholder text:placeholder-type="text">&lt;get_selection_item (o, 'taste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4"><text:placeholder text:placeholder-type="text">&lt;o.taste if o.tas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7" office:value-type="string">
            <text:p text:style-name="P17">Prova di Glassatura: <text:span text:style-name="T10"><text:placeholder text:placeholder-type="text">&lt;get_selection_item (o, 'glazing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office:value-type="string">
            <text:p text:style-name="P13"/>
          </table:table-cell>
          <table:table-cell table:style-name="Tabella1.B19" table:number-columns-spanned="4" office:value-type="string">
            <text:p text:style-name="P12">Peso campione glassato: <text:span text:style-name="T9"><text:placeholder text:placeholder-type="text">&lt;o.weight_glazing if o.weight_glazing else '0.00'&gt;</text:placeholder></text:span></text:p>
          </table:table-cell>
          <table:covered-table-cell/>
          <table:covered-table-cell/>
          <table:covered-table-cell/>
          <table:table-cell table:style-name="Tabella1.F19" table:number-columns-spanned="2" office:value-type="string">
            <text:p text:style-name="P12">Peso campione sgocciolato: <text:span text:style-name="T9"><text:placeholder text:placeholder-type="text">&lt;o.weight_drained if o.weight_drained else '0,00'&gt;</text:placeholder></text:span></text:p>
          </table:table-cell>
          <table:covered-table-cell/>
        </table:table-row>
        <table:table-row table:style-name="Tabella1.1">
          <table:table-cell table:style-name="Tabella1.A20" office:value-type="string">
            <text:p text:style-name="P13"/>
          </table:table-cell>
          <table:table-cell table:style-name="Tabella1.B20" table:number-columns-spanned="4" office:value-type="string">
            <text:p text:style-name="P12">% glassatura indicato: <text:span text:style-name="T9"><text:placeholder text:placeholder-type="text">&lt;o.perc_glazing_indicated if o.perc_glazing_indicated else '0.00'&gt;</text:placeholder></text:span><text:span text:style-name="T9"><text:s text:c="12"/></text:span></text:p>
          </table:table-cell>
          <table:covered-table-cell/>
          <table:covered-table-cell/>
          <table:covered-table-cell/>
          <table:table-cell table:style-name="Tabella1.F20" table:number-columns-spanned="2" office:value-type="string">
            <text:p text:style-name="P12">% glassatura calcolato: <text:span text:style-name="T9"><text:placeholder text:placeholder-type="text">&lt;o.perc_glazing_calculated if o.perc_glazing_calculated else '0,00'&gt;</text:placeholder></text:span></text:p>
          </table:table-cell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8"><text:placeholder text:placeholder-type="text">&lt;if test="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5" table:number-columns-spanned="7" office:value-type="string">
            <text:p text:style-name="P23">ASSAGGI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3"><text:placeholder text:placeholder-type="text">&lt;for each="l in 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4" table:number-columns-spanned="4" office:value-type="string">
            <text:p text:style-name="P13"><text:placeholder text:placeholder-type="text">&lt;l.name&gt;</text:placeholder></text:p>
          </table:table-cell>
          <table:covered-table-cell/>
          <table:covered-table-cell/>
          <table:covered-table-cell/>
          <table:table-cell table:style-name="Tabella1.A21" table:number-columns-spanned="3" office:value-type="string">
            <text:p text:style-name="P16"><text:placeholder text:placeholder-type="text">&lt;l.note&gt;</text:placeholder></text:p>
          </table:table-cell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24">GIUDIZIO FINALE: <text:placeholder text:placeholder-type="text">&lt;'Accettato'if o.state == 'passed' else ''&gt;</text:placeholder><text:placeholder text:placeholder-type="text">&lt;'Non Accettato'if o.state == 'notpassed'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18"><text:tab/><text:span text:style-name="T12">Firma SAQ</text:span></text:p>
      <text:p text:style-name="P21"><text:tab/>______________________________</text:p>
      <text:p text:style-name="P20"><text:tab/><text:span text:style-name="T11">Firma RAQ</text:span></text:p>
      <text:p text:style-name="P21"><text:soft-page-break/><text:tab/>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style:font-name="Ubuntu Light1" fo:font-size="16.5pt" fo:font-weight="bold" style:font-size-asian="16.5pt" style:font-weight-asian="bold" style:font-size-complex="16.5pt" style:font-weight-complex="bold"/>
    </style:style>
    <style:style style:name="MP6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fo:color="#ff0000" loext:opacity="100%" style:font-name="Ubuntu Light1" fo:font-size="16.5pt" style:font-size-asian="16.5pt" style:font-size-complex="16.5pt"/>
    </style:style>
    <style:style style:name="MT2" style:family="text">
      <style:text-properties fo:color="#ff0000" loext:opacity="100%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T5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MT6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MT7" style:family="text">
      <style:text-properties fo:color="#ff0000" loext:opacity="100%" style:font-name="Ubuntu Light1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loext:opacity="100%" style:font-name="Ubuntu Light1" fo:font-size="15pt" fo:font-weight="normal" officeooo:rsid="000b7343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5cm, 1.07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magine1" text:anchor-type="char" svg:x="15.73cm" svg:y="0.122cm" svg:width="2.84cm" svg:height="2.833cm" draw:z-index="3"><draw:image xlink:href="Pictures/100000010000024F000002C5DE5A14B8BA6B57E0.png" xlink:type="simple" xlink:show="embed" xlink:actuate="onLoad" draw:mime-type="image/png"/></draw:frame></text:p>
        <text:p text:style-name="MP3"><draw:frame draw:style-name="Mfr2" draw:name="immagini1" text:anchor-type="paragraph" svg:x="8.221cm" svg:y="0.104cm" svg:width="5.68cm" svg:height="1.891cm" draw:z-index="1"><draw:image xlink:href="Pictures/100000000000016600000077FE5CCBA033E2C031.jpg" xlink:type="simple" xlink:show="embed" xlink:actuate="onLoad" draw:mime-type="image/jpeg"/></draw:frame><text:span text:style-name="MT1"><text:s text:c="8"/>General Food SPA</text:span><text:span text:style-name="MT2"><text:tab/><text:tab/></text:span></text:p>
        <text:p text:style-name="MP4"><text:s text:c="13"/><text:span text:style-name="MT3">Report: Esame di </text:span></text:p>
        <text:p text:style-name="MP5"><text:s text:c="12"/>Campionatura</text:p>
        <text:p text:style-name="MP6"><text:span text:style-name="MT4"><text:s text:c="6"/></text:span><text:span text:style-name="MT5"><text:s/></text:span><text:span text:style-name="MT6"><text:s text:c="4"/></text:span><text:span text:style-name="MT7">(Ver. 1.</text:span><text:span text:style-name="MT8">1</text:span><text:span text:style-name="MT7"> del </text:span><text:span text:style-name="MT8">05</text:span><text:span text:style-name="MT7">/</text:span><text:span text:style-name="MT8">12</text:span><text:span text:style-name="MT7">/201</text:span><text:span text:style-name="MT8">9</text:span><text:span text:style-name="MT7">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1:01:02.280000000</dc:date>
    <meta:editing-duration>P1DT11H17M22S</meta:editing-duration>
    <meta:editing-cycles>332</meta:editing-cycles>
    <meta:generator>LibreOffice/7.2.4.1$Windows_X86_64 LibreOffice_project/27d75539669ac387bb498e35313b970b7fe9c4f9</meta:generator>
    <meta:document-statistic meta:table-count="1" meta:image-count="2" meta:object-count="0" meta:page-count="2" meta:paragraph-count="43" meta:word-count="146" meta:character-count="1390" meta:non-whitespace-character-count="1223"/>
    <meta:user-defined meta:name="Info 1"/>
    <meta:user-defined meta:name="Info 2"/>
    <meta:user-defined meta:name="Info 3"/>
    <meta:user-defined meta:name="Info 4"/>
  </office:meta>
</office:document-meta>
</file>